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handas" fo:font-size="15pt" officeooo:rsid="001793dd" officeooo:paragraph-rsid="001793dd" style:font-size-asian="13pt" style:font-size-complex="15pt"/>
    </style:style>
    <style:style style:name="P2" style:family="paragraph" style:parent-style-name="Standard">
      <style:text-properties style:text-position="0% 100%" style:font-name="Chandas" fo:font-size="15pt" officeooo:rsid="001793dd" officeooo:paragraph-rsid="0018d336" style:font-size-asian="13pt" style:font-size-complex="15pt"/>
    </style:style>
    <style:style style:name="P3" style:family="paragraph" style:parent-style-name="Standard">
      <style:text-properties style:text-position="0% 100%" style:font-name="Chandas" fo:font-size="15pt" officeooo:rsid="0018d336" officeooo:paragraph-rsid="0018d336" style:font-size-asian="13pt" style:font-size-complex="15pt"/>
    </style:style>
    <style:style style:name="P4" style:family="paragraph" style:parent-style-name="Standard">
      <style:text-properties style:text-position="0% 100%" style:font-name="Chandas" fo:font-size="15pt" fo:language="zxx" fo:country="none" officeooo:rsid="0012bcf7" officeooo:paragraph-rsid="0012bcf7" style:font-size-asian="13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style:text-position="0% 100%" style:font-name="Chandas" fo:font-size="15pt" fo:language="zxx" fo:country="none" officeooo:rsid="001452cb" officeooo:paragraph-rsid="0012bcf7" style:font-size-asian="13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style:text-position="0% 100%" style:font-name="Chandas" fo:font-size="15pt" fo:language="zxx" fo:country="none" officeooo:rsid="001452cb" officeooo:paragraph-rsid="001452cb" style:font-size-asian="13pt" style:language-asian="zxx" style:country-asian="none" style:font-size-complex="15pt" style:language-complex="zxx" style:country-complex="none"/>
    </style:style>
    <style:style style:name="P7" style:family="paragraph" style:parent-style-name="Standard">
      <style:text-properties style:text-position="0% 100%" style:font-name="Chandas" fo:font-size="15pt" fo:language="zxx" fo:country="none" officeooo:rsid="0015ddbb" officeooo:paragraph-rsid="00106d10" style:font-size-asian="13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style:text-position="0% 100%" style:font-name="Chandas" fo:font-size="15pt" fo:language="zxx" fo:country="none" officeooo:rsid="00172eb0" officeooo:paragraph-rsid="00172eb0" style:font-size-asian="13pt" style:language-asian="zxx" style:country-asian="none" style:font-size-complex="15pt" style:language-complex="zxx" style:country-complex="none"/>
    </style:style>
    <style:style style:name="P9" style:family="paragraph" style:parent-style-name="Standard">
      <style:text-properties style:text-position="0% 100%" style:font-name="Chandas" fo:font-size="15pt" fo:language="zxx" fo:country="none" officeooo:rsid="001793dd" officeooo:paragraph-rsid="001793dd" style:font-size-asian="13pt" style:language-asian="zxx" style:country-asian="none" style:font-size-complex="15pt" style:language-complex="zxx" style:country-complex="none"/>
    </style:style>
    <style:style style:name="P10" style:family="paragraph" style:parent-style-name="Standard">
      <style:text-properties style:font-name="Chandas" fo:font-size="15pt" fo:language="zxx" fo:country="none" officeooo:rsid="000e5f1d" officeooo:paragraph-rsid="000e5f1d" style:font-size-asian="13.1000003814697pt" style:language-asian="zxx" style:country-asian="none" style:font-size-complex="15pt" style:language-complex="zxx" style:country-complex="none"/>
    </style:style>
    <style:style style:name="P11" style:family="paragraph" style:parent-style-name="Standard">
      <style:text-properties style:font-name="Chandas" fo:font-size="15pt" fo:language="zxx" fo:country="none" officeooo:rsid="00106d10" officeooo:paragraph-rsid="0012bcf7" style:font-size-asian="13.1000003814697pt" style:language-asian="zxx" style:country-asian="none" style:font-size-complex="15pt" style:language-complex="zxx" style:country-complex="none"/>
    </style:style>
    <style:style style:name="P12" style:family="paragraph" style:parent-style-name="Standard">
      <style:text-properties style:font-name="Chandas" fo:font-size="15pt" fo:language="zxx" fo:country="none" officeooo:rsid="00106d10" officeooo:paragraph-rsid="00106d10" style:font-size-asian="13.1000003814697pt" style:language-asian="zxx" style:country-asian="none" style:font-size-complex="15pt" style:language-complex="zxx" style:country-complex="none"/>
    </style:style>
    <style:style style:name="P13" style:family="paragraph" style:parent-style-name="Standard">
      <style:text-properties style:font-name="Chandas" fo:font-size="15pt" fo:language="zxx" fo:country="none" officeooo:rsid="001452cb" officeooo:paragraph-rsid="001452cb" style:font-size-asian="13.1000003814697pt" style:language-asian="zxx" style:country-asian="none" style:font-size-complex="15pt" style:language-complex="zxx" style:country-complex="none"/>
    </style:style>
    <style:style style:name="P14" style:family="paragraph" style:parent-style-name="Standard">
      <style:text-properties style:font-name="Chandas" fo:font-size="15pt" fo:language="zxx" fo:country="none" officeooo:rsid="00172eb0" officeooo:paragraph-rsid="00172eb0" style:font-size-asian="13.1000003814697pt" style:language-asian="zxx" style:country-asian="none" style:font-size-complex="15pt" style:language-complex="zxx" style:country-complex="none"/>
    </style:style>
    <style:style style:name="P15" style:family="paragraph" style:parent-style-name="Standard">
      <style:text-properties officeooo:paragraph-rsid="001a7519"/>
    </style:style>
    <style:style style:name="P16" style:family="paragraph" style:parent-style-name="Standard">
      <style:text-properties officeooo:paragraph-rsid="001b1e93"/>
    </style:style>
    <style:style style:name="P17" style:family="paragraph" style:parent-style-name="Standard">
      <style:text-properties officeooo:rsid="001b1e93" officeooo:paragraph-rsid="001b1e93"/>
    </style:style>
    <style:style style:name="P18" style:family="paragraph" style:parent-style-name="Standard">
      <style:text-properties officeooo:rsid="001cbaa9" officeooo:paragraph-rsid="001cbaa9"/>
    </style:style>
    <style:style style:name="P19" style:family="paragraph" style:parent-style-name="Standard">
      <style:text-properties officeooo:rsid="001d196c" officeooo:paragraph-rsid="001d196c"/>
    </style:style>
    <style:style style:name="P20" style:family="paragraph" style:parent-style-name="Standard">
      <style:text-properties officeooo:rsid="001ecb1d" officeooo:paragraph-rsid="001ecb1d"/>
    </style:style>
    <style:style style:name="T1" style:family="text">
      <style:text-properties officeooo:rsid="000f88a6"/>
    </style:style>
    <style:style style:name="T2" style:family="text">
      <style:text-properties style:text-position="sub 58%" officeooo:rsid="000f88a6"/>
    </style:style>
    <style:style style:name="T3" style:family="text">
      <style:text-properties style:text-position="sub 58%" style:font-size-asian="13pt"/>
    </style:style>
    <style:style style:name="T4" style:family="text">
      <style:text-properties style:text-position="sub 58%" officeooo:rsid="0012bcf7" style:font-size-asian="13pt"/>
    </style:style>
    <style:style style:name="T5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6" style:family="text">
      <style:text-properties style:text-position="sub 58%" style:font-name="Chandas" fo:font-size="15pt" fo:language="zxx" fo:country="none" style:font-size-asian="13pt" style:language-asian="zxx" style:country-asian="none" style:font-size-complex="15pt" style:language-complex="zxx" style:country-complex="none"/>
    </style:style>
    <style:style style:name="T7" style:family="text">
      <style:text-properties style:text-position="sub 58%" style:font-name="Chandas" fo:font-size="15pt" fo:language="zxx" fo:country="none" officeooo:rsid="001a7519" style:font-size-asian="13pt" style:language-asian="zxx" style:country-asian="none" style:font-size-complex="15pt" style:language-complex="zxx" style:country-complex="none"/>
    </style:style>
    <style:style style:name="T8" style:family="text">
      <style:text-properties style:text-position="sub 58%" style:font-name="Chandas" fo:font-size="15pt" fo:language="zxx" fo:country="none" officeooo:rsid="001d196c" style:font-size-asian="13pt" style:language-asian="zxx" style:country-asian="none" style:font-size-complex="15pt" style:language-complex="zxx" style:country-complex="non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f88a6"/>
    </style:style>
    <style:style style:name="T11" style:family="text">
      <style:text-properties style:text-position="0% 100%" officeooo:rsid="00106d10"/>
    </style:style>
    <style:style style:name="T12" style:family="text">
      <style:text-properties style:text-position="0% 100%" officeooo:rsid="0012bcf7"/>
    </style:style>
    <style:style style:name="T13" style:family="text">
      <style:text-properties style:text-position="0% 100%" style:font-size-asian="13pt"/>
    </style:style>
    <style:style style:name="T14" style:family="text">
      <style:text-properties style:text-position="0% 100%" officeooo:rsid="0012bcf7" style:font-size-asian="13pt"/>
    </style:style>
    <style:style style:name="T15" style:family="text">
      <style:text-properties style:text-position="0% 100%" officeooo:rsid="001452cb" style:font-size-asian="13pt"/>
    </style:style>
    <style:style style:name="T16" style:family="text">
      <style:text-properties style:text-position="0% 100%" officeooo:rsid="0015ddbb" style:font-size-asian="13pt"/>
    </style:style>
    <style:style style:name="T17" style:family="text">
      <style:text-properties style:text-position="0% 100%" officeooo:rsid="001452cb"/>
    </style:style>
    <style:style style:name="T18" style:family="text">
      <style:text-properties style:text-position="0% 100%" officeooo:rsid="00106d10" fo:background-color="#ffff00" loext:char-shading-value="0"/>
    </style:style>
    <style:style style:name="T19" style:family="text">
      <style:text-properties style:text-position="0% 100%" style:font-name="Chandas" fo:font-size="15pt" fo:language="zxx" fo:country="none" style:font-size-asian="13pt" style:language-asian="zxx" style:country-asian="none" style:font-size-complex="15pt" style:language-complex="zxx" style:country-complex="none"/>
    </style:style>
    <style:style style:name="T20" style:family="text">
      <style:text-properties style:text-position="0% 100%" style:font-name="Chandas" fo:font-size="15pt" fo:language="zxx" fo:country="none" officeooo:rsid="001a7519" style:font-size-asian="13pt" style:language-asian="zxx" style:country-asian="none" style:font-size-complex="15pt" style:language-complex="zxx" style:country-complex="none"/>
    </style:style>
    <style:style style:name="T21" style:family="text">
      <style:text-properties style:text-position="0% 100%" style:font-name="Chandas" fo:font-size="15pt" fo:language="zxx" fo:country="none" officeooo:rsid="001b1e93" style:font-size-asian="13pt" style:language-asian="zxx" style:country-asian="none" style:font-size-complex="15pt" style:language-complex="zxx" style:country-complex="none"/>
    </style:style>
    <style:style style:name="T22" style:family="text">
      <style:text-properties style:text-position="0% 100%" style:font-name="Chandas" fo:font-size="15pt" fo:language="zxx" fo:country="none" officeooo:rsid="001d196c" style:font-size-asian="13pt" style:language-asian="zxx" style:country-asian="none" style:font-size-complex="15pt" style:language-complex="zxx" style:country-complex="none"/>
    </style:style>
    <style:style style:name="T23" style:family="text">
      <style:text-properties style:text-position="0% 100%" style:font-name="Chandas" fo:font-size="15pt" fo:language="zxx" fo:country="none" fo:background-color="#ffff00" loext:char-shading-value="0" style:font-size-asian="13pt" style:language-asian="zxx" style:country-asian="none" style:font-size-complex="15pt" style:language-complex="zxx" style:country-complex="none"/>
    </style:style>
    <style:style style:name="T24" style:family="text">
      <style:text-properties style:text-position="0% 100%" style:font-name="Chandas" fo:font-size="15pt" fo:language="zxx" fo:country="none" officeooo:rsid="001b1e93" fo:background-color="#ffff00" loext:char-shading-value="0" style:font-size-asian="13pt" style:language-asian="zxx" style:country-asian="none" style:font-size-complex="15pt" style:language-complex="zxx" style:country-complex="none"/>
    </style:style>
    <style:style style:name="T25" style:family="text">
      <style:text-properties style:text-position="0% 100%" style:font-name="Chandas" fo:font-size="15pt" fo:language="zxx" fo:country="none" fo:background-color="#ffff00" loext:char-shading-value="0" style:font-size-asian="13pt" style:language-asian="zxx" style:country-asian="none" style:font-size-complex="15pt" style:language-complex="zxx" style:country-complex="none"/>
    </style:style>
    <style:style style:name="T26" style:family="text">
      <style:text-properties style:text-position="0% 100%" style:font-name="Chandas" fo:font-size="15pt" fo:language="zxx" fo:country="none" officeooo:rsid="001d196c" fo:background-color="#ffff00" loext:char-shading-value="0" style:font-size-asian="13pt" style:language-asian="zxx" style:country-asian="none" style:font-size-complex="15pt" style:language-complex="zxx" style:country-complex="none"/>
    </style:style>
    <style:style style:name="T27" style:family="text">
      <style:text-properties style:text-position="0% 100%" style:font-name="Chandas" fo:font-size="15pt" fo:language="zxx" fo:country="none" officeooo:rsid="001d196c" fo:background-color="#ffff00" loext:char-shading-value="0" style:font-size-asian="13pt" style:language-asian="zxx" style:country-asian="none" style:font-size-complex="15pt" style:language-complex="zxx" style:country-complex="none"/>
    </style:style>
    <style:style style:name="T28" style:family="text">
      <style:text-properties style:text-position="super 58%" officeooo:rsid="000f88a6"/>
    </style:style>
    <style:style style:name="T29" style:family="text">
      <style:text-properties style:text-position="super 58%" style:font-size-asian="13pt"/>
    </style:style>
    <style:style style:name="T30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31" style:family="text">
      <style:text-properties style:text-position="super 58%" fo:language="zxx" fo:country="none" officeooo:rsid="0018d336" style:language-asian="zxx" style:country-asian="none" style:language-complex="zxx" style:country-complex="none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officeooo:rsid="0018d336" style:language-asian="zxx" style:country-asian="none" style:language-complex="zxx" style:country-complex="none"/>
    </style:style>
    <style:style style:name="T34" style:family="text">
      <style:text-properties fo:language="zxx" fo:country="none" officeooo:rsid="001a7519" style:language-asian="zxx" style:country-asian="none" style:language-complex="zxx" style:country-complex="none"/>
    </style:style>
    <style:style style:name="T35" style:family="text">
      <style:text-properties fo:language="zxx" fo:country="none" officeooo:rsid="0018d336" fo:background-color="#ffff00" loext:char-shading-value="0" style:language-asian="zxx" style:country-asian="none" style:language-complex="zxx" style:country-complex="none"/>
    </style:style>
    <style:style style:name="T36" style:family="text">
      <style:text-properties fo:language="zxx" fo:country="none" officeooo:rsid="001a7519" fo:background-color="#ffff00" loext:char-shading-value="0" style:language-asian="zxx" style:country-asian="none" style:language-complex="zxx" style:country-complex="none"/>
    </style:style>
    <style:style style:name="T37" style:family="text">
      <style:text-properties fo:background-color="#ffff00" loext:char-shading-value="0"/>
    </style:style>
    <style:style style:name="T3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)</text:p>
      <text:p text:style-name="P10">a) <text:tab/><text:span text:style-name="T1">110,01</text:span><text:span text:style-name="T2">2</text:span><text:span text:style-name="T10">= (</text:span><text:span text:style-name="T17">1·</text:span><text:span text:style-name="T10">2²)+(</text:span><text:span text:style-name="T17">1·</text:span><text:span text:style-name="T10">2¹)+(</text:span><text:span text:style-name="T17">0·</text:span><text:span text:style-name="T10">2⁰)+(</text:span><text:span text:style-name="T17">0·</text:span><text:span text:style-name="T10">2</text:span><text:span text:style-name="T28">-1</text:span><text:span text:style-name="T10">)+(</text:span><text:span text:style-name="T17">1·</text:span><text:span text:style-name="T10">2</text:span><text:span text:style-name="T28">-2</text:span><text:span text:style-name="T10">)</text:span></text:p>
      <text:p text:style-name="P10"><text:span text:style-name="T10"><text:tab/><text:tab/><text:tab/> (4)+(2)+(0)+(0)+(</text:span><text:span text:style-name="T11">0,25</text:span><text:span text:style-name="T10">)</text:span></text:p>
      <text:p text:style-name="P10"><text:span text:style-name="T10"><text:tab/><text:tab/> <text:s/><text:tab/><text:tab/><text:tab/></text:span><text:span text:style-name="T11"> </text:span><text:span text:style-name="T18">6,25</text:span></text:p>
      <text:p text:style-name="P11"><text:span text:style-name="T9">b)<text:tab/></text:span><text:span text:style-name="T12">107</text:span><text:span text:style-name="T4">8</text:span><text:span text:style-name="T14"> = (1·8²)+(0·8¹)+(7·8⁰)</text:span></text:p>
      <text:p text:style-name="P4"><text:tab/><text:tab/><text:tab/>64+0+7</text:p>
      <text:p text:style-name="P4"><text:tab/><text:tab/><text:tab/> <text:s text:c="2"/><text:span text:style-name="T37">71</text:span></text:p>
      <text:p text:style-name="P13"><text:span text:style-name="T14">C</text:span><text:span text:style-name="T13">)<text:tab/>2A3</text:span><text:span text:style-name="T3">16 </text:span><text:span text:style-name="T13">= (2·16</text:span><text:span text:style-name="T29">2</text:span><text:span text:style-name="T13">)+(10·16</text:span><text:span text:style-name="T29">1</text:span><text:span text:style-name="T13">)+(3·16</text:span><text:span text:style-name="T29">0</text:span><text:span text:style-name="T13">)</text:span></text:p>
      <text:p text:style-name="P11"><text:span text:style-name="T4"><text:tab/><text:tab/><text:tab/></text:span><text:span text:style-name="T14"> </text:span><text:span text:style-name="T15">512+160+3</text:span></text:p>
      <text:p text:style-name="P5"><text:tab/><text:tab/><text:tab/><text:tab/><text:span text:style-name="T37">675</text:span></text:p>
      <text:p text:style-name="P13"><text:span text:style-name="T13">d)<text:tab/>1160</text:span><text:span text:style-name="T3">8 </text:span><text:span text:style-name="T13">= (1·8</text:span><text:span text:style-name="T29">3</text:span><text:span text:style-name="T13">)+(1·8</text:span><text:span text:style-name="T29">2</text:span><text:span text:style-name="T13">)+(6·8</text:span><text:span text:style-name="T29">1</text:span><text:span text:style-name="T13">)+(0·8</text:span><text:span text:style-name="T29">0</text:span><text:span text:style-name="T13">)</text:span></text:p>
      <text:p text:style-name="P6"><text:tab/><text:tab/><text:tab/>512+64+48</text:p>
      <text:p text:style-name="P6"><text:tab/><text:tab/><text:tab/><text:tab/><text:span text:style-name="T37">624</text:span></text:p>
      <text:p text:style-name="P13"><text:span text:style-name="T13">e)<text:tab/>110011,101</text:span><text:span text:style-name="T3">2 </text:span><text:span text:style-name="T13">= (1·2</text:span><text:span text:style-name="T29">5</text:span><text:span text:style-name="T13">)+(1·2</text:span><text:span text:style-name="T29">4</text:span><text:span text:style-name="T13">)+(0·2</text:span><text:span text:style-name="T29">3</text:span><text:span text:style-name="T13">)+(0·2</text:span><text:span text:style-name="T29">2</text:span><text:span text:style-name="T13">)+(1·2</text:span><text:span text:style-name="T29">1</text:span><text:span text:style-name="T13">)+(1·2</text:span><text:span text:style-name="T29">0</text:span><text:span text:style-name="T13">)+<text:tab/><text:tab/><text:tab/><text:tab/><text:tab/><text:tab/>(1·2</text:span><text:span text:style-name="T29">-1</text:span><text:span text:style-name="T13">)+(0·2</text:span><text:span text:style-name="T29">-2</text:span><text:span text:style-name="T13">)+(1·2</text:span><text:span text:style-name="T29">-3</text:span><text:span text:style-name="T13">)</text:span></text:p>
      <text:p text:style-name="P12"><text:span text:style-name="T4"><text:tab/><text:tab/><text:tab/><text:tab/><text:tab/></text:span><text:span text:style-name="T16">32+16+0+0+2+1+0,5+0+0,125</text:span></text:p>
      <text:p text:style-name="P7"><text:tab/><text:tab/><text:tab/><text:tab/><text:tab/><text:tab/><text:tab/> <text:s/><text:span text:style-name="T37">51,625</text:span></text:p>
      <text:p text:style-name="P7"/>
      <text:p text:style-name="P14"><text:span text:style-name="T16"/></text:p>
      <text:p text:style-name="P14"><text:soft-page-break/><text:span text:style-name="T16">f</text:span><text:span text:style-name="T13">)<text:tab/>AAF0</text:span><text:span text:style-name="T3">16 </text:span><text:span text:style-name="T13">= (10·16</text:span><text:span text:style-name="T29">3</text:span><text:span text:style-name="T13">)+(10·16</text:span><text:span text:style-name="T29">2</text:span><text:span text:style-name="T13">)+(15·16</text:span><text:span text:style-name="T29">1</text:span><text:span text:style-name="T13">)+(0·16</text:span><text:span text:style-name="T29">0</text:span><text:span text:style-name="T13">)</text:span></text:p>
      <text:p text:style-name="P8"><text:tab/><text:tab/><text:tab/> <text:s text:c="2"/>40960+2560+240</text:p>
      <text:p text:style-name="P8"><text:tab/><text:tab/><text:tab/><text:tab/><text:tab/> <text:span text:style-name="T37">43760</text:span></text:p>
      <text:p text:style-name="P9">2</text:p>
      <text:p text:style-name="P1"><text:span text:style-name="T32">a)10,75</text:span><text:span text:style-name="T5">10 <text:s text:c="3"/></text:span><text:span text:style-name="T32"><text:s text:c="2"/>2</text:span><text:span text:style-name="T30">3 <text:s/><text:tab/></text:span><text:span text:style-name="T32">2</text:span><text:span text:style-name="T30">2<text:tab/></text:span><text:span text:style-name="T32">2</text:span><text:span text:style-name="T31">1<text:tab/></text:span><text:span text:style-name="T33">2</text:span><text:span text:style-name="T31">0<text:tab/></text:span><text:span text:style-name="T33">2</text:span><text:span text:style-name="T31">-1<text:tab/></text:span><text:span text:style-name="T33">2</text:span><text:span text:style-name="T31">-2</text:span></text:p>
      <text:p text:style-name="P1"><text:span text:style-name="T32"><text:tab/><text:tab/> <text:s text:c="3"/>8<text:tab/>4<text:tab/></text:span><text:span text:style-name="T33">2<text:tab/>1<text:tab/>0,5 <text:s/>0,25<text:tab/><text:tab/></text:span></text:p>
      <text:p text:style-name="P2"><text:span text:style-name="T32"><text:tab/><text:tab/> <text:s text:c="3"/>1<text:tab/>0<text:tab/></text:span><text:span text:style-name="T33">1<text:tab/>0<text:tab/>1<text:tab/>1</text:span></text:p>
      <text:p text:style-name="P2"><text:span text:style-name="T33"><text:tab/><text:tab/><text:tab/><text:tab/><text:tab/></text:span><text:span text:style-name="T35">1010.11</text:span><text:span text:style-name="T32"> </text:span></text:p>
      <text:p text:style-name="P3"><text:span text:style-name="T32">b)<text:tab/>715</text:span><text:span text:style-name="T5">8<text:tab/><text:tab/></text:span><text:span text:style-name="T34">(7)111 (1)001 (5)101</text:span></text:p>
      <text:p text:style-name="P3"><text:span text:style-name="T34"><text:tab/><text:tab/><text:tab/><text:tab/></text:span><text:span text:style-name="T36">111001101</text:span></text:p>
      <text:p text:style-name="P15"><text:span text:style-name="T20"/></text:p>
      <text:p text:style-name="P16"><text:span text:style-name="T20">c)<text:tab/>1AD8</text:span><text:span text:style-name="T7">16<text:tab/></text:span><text:span text:style-name="T20">0001 <text:tab/>1010<text:tab/></text:span><text:span text:style-name="T21">1101<text:tab/>1000</text:span></text:p>
      <text:p text:style-name="P16"><text:span text:style-name="T21"><text:tab/><text:tab/><text:tab/><text:tab/><text:tab/></text:span><text:span text:style-name="T24">1101011011000</text:span><text:span text:style-name="T20"><text:tab/></text:span></text:p>
      <text:p text:style-name="P17"><text:span text:style-name="T20">d</text:span><text:span text:style-name="T19">)<text:tab/>255,324</text:span><text:span text:style-name="T6">10<text:tab/><text:tab/></text:span><text:span text:style-name="T25">11111111.1010</text:span></text:p>
      <text:p text:style-name="P18"><text:span text:style-name="T19">e)<text:tab/></text:span><text:span text:style-name="T22">253</text:span><text:span text:style-name="T8">8<text:tab/><text:tab/><text:tab/></text:span><text:span text:style-name="T22">010<text:tab/><text:tab/>101<text:tab/><text:tab/>011</text:span></text:p>
      <text:p text:style-name="P18"><text:span text:style-name="T22"><text:tab/><text:tab/><text:tab/><text:tab/><text:tab/></text:span><text:span text:style-name="T27">10101011</text:span></text:p>
      <text:p text:style-name="P17"><text:span text:style-name="T6"><text:tab/><text:tab/><text:tab/><text:tab/><text:tab/><text:tab/></text:span></text:p>
      <text:p text:style-name="P15"><text:span text:style-name="T20"/></text:p>
      <text:p text:style-name="P15"><text:span text:style-name="T20"/></text:p>
      <text:p text:style-name="P19"><text:soft-page-break/><text:span text:style-name="T20">f</text:span><text:span text:style-name="T19">)<text:tab/><text:tab/>F321</text:span><text:span text:style-name="T6">16<text:tab/><text:tab/></text:span></text:p>
      <text:p text:style-name="P15"><text:span text:style-name="T21">255<text:tab/>128<text:tab/>64</text:span><text:span text:style-name="T20"><text:tab/></text:span><text:span text:style-name="T21">32</text:span><text:span text:style-name="T20"><text:tab/>16<text:tab/>8<text:tab/>4<text:tab/>2<text:tab/>1</text:span></text:p>
      <text:p text:style-name="P15"><text:span text:style-name="T21">1<text:tab/>0<text:tab/>1<text:tab/>0<text:tab/>0<text:tab/>0<text:tab/>1<text:tab/>0<text:tab/>1</text:span></text:p>
      <text:p text:style-name="P15"><text:span text:style-name="T21"/></text:p>
      <text:p text:style-name="P20"><text:span text:style-name="T21">C</text:span><text:span text:style-name="T19">ALCULADORAS.U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6:56:09.879976154</meta:creation-date>
    <dc:date>2021-11-15T17:23:44.933996443</dc:date>
    <meta:editing-duration>PT2H31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113" meta:character-count="779" meta:non-whitespace-character-count="586"/>
  </office:meta>
</office:document-meta>
</file>